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37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94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Default"/>
        <table:table-column table:style-name="co3" table:number-columns-repeated="16380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tOut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nput Trigger Pulse. <text:s/>2 uS Min, 5 uS typica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oldoff</text:p>
          </table:table-cell>
          <table:table-cell office:value-type="float" office:value="750" calcext:value-type="float">
            <text:p>750.0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cho Holdof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Burst</text:p>
          </table:table-cell>
          <table:table-cell office:value-type="float" office:value="200" calcext:value-type="float">
            <text:p>200.0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onar Burst Time, @ 40 kHz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InMin</text:p>
          </table:table-cell>
          <table:table-cell office:value-type="float" office:value="115" calcext:value-type="float">
            <text:p>115.0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co Return Purse Minimu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InMax</text:p>
          </table:table-cell>
          <table:table-cell office:value-type="float" office:value="18500" calcext:value-type="float">
            <text:p>18500.0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cho Return Pulse Maximu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Delay</text:p>
          </table:table-cell>
          <table:table-cell office:value-type="float" office:value="200" calcext:value-type="float">
            <text:p>200.0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elay before Next Measurement</text:p>
          </table:table-cell>
          <table:table-cell table:number-columns-repeated="16380"/>
        </table:table-row>
        <table:table-row table:style-name="ro1" table:number-rows-repeated="3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Min Distance Ping Time</text:p>
          </table:table-cell>
          <table:table-cell table:formula="of:=[.B2]+[.B3]+[.B5]+[.B7]" office:value-type="float" office:value="1070" calcext:value-type="float">
            <text:p>1070.0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in time to perform a full ping measurement at min dista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in Distance Ping Rate</text:p>
          </table:table-cell>
          <table:table-cell table:formula="of:=1000000/[.B11]" office:value-type="float" office:value="934.579439252336" calcext:value-type="float">
            <text:p>934.58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Rate ping measurement can be performed at min dista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x Distance Ping Time</text:p>
          </table:table-cell>
          <table:table-cell table:formula="of:=[.B2]+[.B3]+[.B6]+[.B7]" office:value-type="float" office:value="19455" calcext:value-type="float">
            <text:p>19455.0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ax time to perform a full ping measurement at max dista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x Distance Ping Rate</text:p>
          </table:table-cell>
          <table:table-cell table:formula="of:=1000000/[.B13]" office:value-type="float" office:value="51.4006682086867" calcext:value-type="float">
            <text:p>51.40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Rate ping measurement can be performed at max distance</text:p>
          </table:table-cell>
          <table:table-cell table:number-columns-repeated="16380"/>
        </table:table-row>
        <table:table-row table:style-name="ro1" table:number-rows-repeated="2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style-name="Default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nS To Cm</text:p>
          </table:table-cell>
          <table:table-cell office:value-type="float" office:value="29034" calcext:value-type="float">
            <text:p>29034.00</text:p>
          </table:table-cell>
          <table:table-cell table:style-name="Default"/>
          <table:table-cell office:value-type="string" calcext:value-type="string">
            <text:p>How many microseconds per inch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in Distance</text:p>
          </table:table-cell>
          <table:table-cell table:formula="of:=[.B5]*1000/[.B18]" office:value-type="float" office:value="3.96087345870359" calcext:value-type="float">
            <text:p>3.96</text:p>
          </table:table-cell>
          <table:table-cell table:style-name="Default" office:value-type="string" calcext:value-type="string">
            <text:p>cm</text:p>
          </table:table-cell>
          <table:table-cell office:value-type="string" calcext:value-type="string">
            <text:p>Min distance computable by driv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x Distance</text:p>
          </table:table-cell>
          <table:table-cell table:formula="of:=[.B13]*1000/[.B18]" office:value-type="float" office:value="670.076462078942" calcext:value-type="float">
            <text:p>670.08</text:p>
          </table:table-cell>
          <table:table-cell table:style-name="Default" office:value-type="string" calcext:value-type="string">
            <text:p>cm</text:p>
          </table:table-cell>
          <table:table-cell office:value-type="string" calcext:value-type="string">
            <text:p>Min distance computable by driv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x Time Delta</text:p>
          </table:table-cell>
          <table:table-cell table:style-name="Default" table:formula="of:=[.B6]-[.B5]" office:value-type="float" office:value="18385" calcext:value-type="float">
            <text:p>18385</text:p>
          </table:table-cell>
          <table:table-cell table:style-name="Default" office:value-type="string" calcext:value-type="string">
            <text:p>uS</text:p>
          </table:table-cell>
          <table:table-cell office:value-type="string" calcext:value-type="string">
            <text:p>Max Time delta between objects at min and max dista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peller 2 ClockRate</text:p>
          </table:table-cell>
          <table:table-cell table:style-name="Default" office:value-type="float" office:value="160000000" calcext:value-type="float">
            <text:p>160000000</text:p>
          </table:table-cell>
          <table:table-cell table:style-name="Default" office:value-type="string" calcext:value-type="string">
            <text:p>Hz</text:p>
          </table:table-cell>
          <table:table-cell office:value-type="string" calcext:value-type="string">
            <text:p>Propeller 2 Clock Rat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peller 2 Tick Resolution</text:p>
          </table:table-cell>
          <table:table-cell table:style-name="Default" table:formula="of:=1000000/[.B22]" office:value-type="float" office:value="0.00625" calcext:value-type="float">
            <text:p>0.00625</text:p>
          </table:table-cell>
          <table:table-cell table:style-name="Default" office:value-type="string" calcext:value-type="string">
            <text:p>uS</text:p>
          </table:table-cell>
          <table:table-cell office:value-type="string" calcext:value-type="string">
            <text:p>Resolution of Propeller 2 Count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nar Resolution</text:p>
          </table:table-cell>
          <table:table-cell table:style-name="Default" table:formula="of:=[.B23]*1000/[.B18]" office:value-type="float" office:value="0.000215264861886065" calcext:value-type="float">
            <text:p>0.000215264861886065</text:p>
          </table:table-cell>
          <table:table-cell table:style-name="Default" office:value-type="string" calcext:value-type="string">
            <text:p>cm</text:p>
          </table:table-cell>
          <table:table-cell office:value-type="string" calcext:value-type="string">
            <text:p>Resolution of Ping Sonar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7:05:37.0471093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07:18:06.828208411</meta:creation-date>
    <meta:generator>LibreOffice/7.6.7.2$Linux_X86_64 LibreOffice_project/60$Build-2</meta:generator>
    <dc:date>2025-03-17T17:52:23.420511059</dc:date>
    <meta:editing-duration>PT46M45S</meta:editing-duration>
    <meta:editing-cycles>3</meta:editing-cycles>
    <meta:document-statistic meta:table-count="1" meta:cell-count="71" meta:object-count="0"/>
  </office:meta>
</office:document-meta>
</file>